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5.19" calcext:value-type="float">
            <text:p>65.19</text:p>
          </table:table-cell>
          <table:table-cell table:formula="of:=[.A2]-[.A1]" office:value-type="float" office:value="-1.45" calcext:value-type="float">
            <text:p>-1.45</text:p>
          </table:table-cell>
        </table:table-row>
        <table:table-row table:style-name="ro1">
          <table:table-cell office:value-type="float" office:value="63.74" calcext:value-type="float">
            <text:p>63.74</text:p>
          </table:table-cell>
          <table:table-cell table:formula="of:=[.A3]-[.A2]"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table:formula="of:=[.A4]-[.A3]" office:value-type="float" office:value="-4.02999999999999" calcext:value-type="float">
            <text:p>-4.03</text:p>
          </table:table-cell>
        </table:table-row>
        <table:table-row table:style-name="ro1">
          <table:table-cell office:value-type="float" office:value="57.77" calcext:value-type="float">
            <text:p>57.77</text:p>
          </table:table-cell>
          <table:table-cell table:formula="of:=[.A5]-[.A4]" office:value-type="float" office:value="-1.61000000000001" calcext:value-type="float">
            <text:p>-1.61</text:p>
          </table:table-cell>
        </table:table-row>
        <table:table-row table:style-name="ro1">
          <table:table-cell office:value-type="float" office:value="56.16" calcext:value-type="float">
            <text:p>56.16</text:p>
          </table:table-cell>
          <table:table-cell table:formula="of:=[.A6]-[.A5]" office:value-type="float" office:value="-1.36" calcext:value-type="float">
            <text:p>-1.36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table:formula="of:=[.A7]-[.A6]" office:value-type="float" office:value="-1.33" calcext:value-type="float">
            <text:p>-1.33</text:p>
          </table:table-cell>
        </table:table-row>
        <table:table-row table:style-name="ro1">
          <table:table-cell office:value-type="float" office:value="53.47" calcext:value-type="float">
            <text:p>53.47</text:p>
          </table:table-cell>
          <table:table-cell table:formula="of:=[.A8]-[.A7]" office:value-type="float" office:value="-2.22" calcext:value-type="float">
            <text:p>-2.22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table:formula="of:=[.A9]-[.A8]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51.36" calcext:value-type="float">
            <text:p>51.36</text:p>
          </table:table-cell>
          <table:table-cell table:formula="of:=[.A1]-[.A2]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49.94" calcext:value-type="float">
            <text:p>49.94</text:p>
          </table:table-cell>
          <table:table-cell table:formula="of:=[.A2]-[.A3]" office:value-type="float" office:value="2.48999999999999" calcext:value-type="float">
            <text:p>2.49</text:p>
          </table:table-cell>
        </table:table-row>
        <table:table-row table:style-name="ro1">
          <table:table-cell office:value-type="float" office:value="47.45" calcext:value-type="float">
            <text:p>47.45</text:p>
          </table:table-cell>
          <table:table-cell table:formula="of:=[.A3]-[.A4]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45.52" calcext:value-type="float">
            <text:p>45.52</text:p>
          </table:table-cell>
          <table:table-cell table:formula="of:=[.A4]-[.A5]"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table:formula="of:=[.A5]-[.A6]" office:value-type="float" office:value="2.04000000000001" calcext:value-type="float">
            <text:p>2.04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table:formula="of:=[.A6]-[.A7]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39.53" calcext:value-type="float">
            <text:p>39.53</text:p>
          </table:table-cell>
          <table:table-cell table:formula="of:=[.A7]-[.A8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7.89" calcext:value-type="float">
            <text:p>37.89</text:p>
          </table:table-cell>
          <table:table-cell table:formula="of:=[.A8]-[.A9]"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31.97" calcext:value-type="float">
            <text:p>31.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9:25:37.326375432</meta:creation-date>
    <dc:date>2016-05-14T19:42:50.937476597</dc:date>
    <meta:editing-duration>PT2M3S</meta:editing-duration>
    <meta:editing-cycles>1</meta:editing-cycles>
    <meta:document-statistic meta:table-count="2" meta:cell-count="34" meta:object-count="0"/>
    <meta:generator>LibreOffice/4.2.8.2$Linux_X86_64 LibreOffice_project/420m0$Build-2</meta:generator>
  </office:meta>
</office:document-meta>
</file>